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freight-text-pro" svg:font-family="freight-text-pro, Georgia, 'times new roman', Times, 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style>
    <style:style style:name="P6"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name-complex="Times New Roman1" style:font-size-complex="10.5pt" style:font-weight-complex="normal"/>
    </style:style>
    <style:style style:name="P7" style:family="paragraph" style:parent-style-name="Standard">
      <style:paragraph-properties fo:margin-top="0in" fo:margin-bottom="0in" fo:line-height="100%"/>
      <style:text-properties style:font-name="Georgia" fo:font-size="10.5pt" style:font-size-asian="10.5pt" style:font-size-complex="10.5pt"/>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style:text-properties fo:font-size="10.5pt" style:font-size-asian="10.5pt" style:font-size-complex="10.5pt"/>
    </style:style>
    <style:style style:name="P10"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11"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style="normal" style:font-size-asian="10.5pt" style:font-style-asian="normal" style:font-size-complex="10.5pt" style:font-style-complex="normal"/>
    </style:style>
    <style:style style:name="P1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13"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14"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style="normal" style:font-size-asian="10.5pt" style:font-style-asian="normal" style:font-size-complex="10.5pt" style:font-style-complex="normal"/>
    </style:style>
    <style:style style:name="P15"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6"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333333" style:font-name="Georgia" fo:font-size="10.5pt" fo:letter-spacing="normal" fo:font-style="normal" fo:font-weight="normal" style:font-size-asian="10.5pt" style:font-size-complex="10.5pt"/>
    </style:style>
    <style:style style:name="P17"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333333" style:font-name="Georgia" fo:font-size="10.5pt" fo:letter-spacing="normal" fo:font-style="normal" fo:font-weight="bold" style:font-size-asian="10.5pt" style:font-weight-asian="bold" style:font-size-complex="10.5pt" style:font-weight-complex="bold"/>
    </style:style>
    <style:style style:name="P18"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444444" style:text-line-through-style="none" style:font-name="Georgia" fo:font-size="10.5pt" fo:letter-spacing="normal" fo:font-style="normal" style:text-underline-style="none" fo:font-weight="normal" style:text-blinking="false" fo:background-color="transparent" style:font-size-asian="10.5pt" style:font-weight-asian="bold" style:font-size-complex="10.5pt" style:font-weight-complex="bold"/>
    </style:style>
    <style:style style:name="P19" style:family="paragraph" style:parent-style-name="Text_20_body">
      <style:paragraph-properties fo:margin-top="0in" fo:margin-bottom="0in" fo:line-height="100%"/>
      <style:text-properties fo:font-variant="normal" fo:text-transform="none" fo:color="#333333" style:font-name="Georgia" fo:font-size="10.5pt" fo:letter-spacing="normal" fo:font-style="normal" fo:font-weight="normal" style:font-size-asian="10.5pt" style:font-size-complex="10.5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language="none" fo:country="none" style:font-name-asian="Georgia" style:language-asian="none" style:country-asian="none" style:font-name-complex="Georgia" style:language-complex="none" style:country-complex="none"/>
    </style:style>
    <style:style style:name="T4"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5" style:family="text">
      <style:text-properties style:font-name="Georgia" fo:font-size="10.5pt" fo:font-weight="bold" style:font-size-asian="10.5pt" style:font-weight-asian="bold" style:font-name-complex="Times New Roman1" style:font-size-complex="10.5pt"/>
    </style:style>
    <style:style style:name="T6" style:family="text">
      <style:text-properties style:font-name="Georgia" fo:font-size="10.5pt" fo:font-weight="bold" style:font-size-asian="10.5pt" style:font-weight-asian="bold" style:font-size-complex="10.5pt" style:font-weight-complex="bold"/>
    </style:style>
    <style:style style:name="T7" style:family="text">
      <style:text-properties style:font-name="Georgia" fo:font-size="10.5pt" style:font-size-asian="10.5pt" style:font-name-complex="Times New Roman1" style:font-size-complex="10.5pt"/>
    </style:style>
    <style:style style:name="T8"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9"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0" style:family="text">
      <style:text-properties style:font-name="Georgia" fo:language="en" fo:country="US" style:font-name-asian="Georgia" style:language-asian="none" style:country-asian="none" style:font-name-complex="Georgia" style:language-complex="none" style:country-complex="none"/>
    </style:style>
    <style:style style:name="T1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2"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3" style:family="text">
      <style:text-properties fo:color="#000000"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color="#000000"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5" style:family="text">
      <style:text-properties fo:color="#000000" style:font-name="Georgia" fo:language="en" fo:country="US" fo:font-weight="normal" style:font-name-asian="Georgia" style:language-asian="none" style:country-asian="none" style:font-weight-asian="normal" style:font-name-complex="Georgia" style:language-complex="none" style:country-complex="none" style:font-weight-complex="normal"/>
    </style:style>
    <style:style style:name="T16" style:family="text">
      <style:text-properties fo:font-weight="normal" style:font-weight-asian="normal" style:font-name-complex="Times New Roman1"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He Prayed For Me</text:p>
      <text:p text:style-name="P1"><text:span text:style-name="T1">Read:</text:span><text:span text:style-name="T2"> John 17</text:span></text:p>
      <text:p text:style-name="P2"/>
      <text:p text:style-name="P5"><text:span text:style-name="T5">Text:</text:span><text:span text:style-name="T7"> </text:span><text:span text:style-name="T11">John 14:16 “And I will pray the Father, and he shall give you another Comforter, that he may abide with you for ever;”</text:span></text:p>
      <text:p text:style-name="P6"/>
      <text:h text:style-name="P3" text:outline-level="3"><text:span text:style-name="T1">Introduction:</text:span><text:span text:style-name="T16"> Many a believer has the testimony of responding to Christ after hearing their mother praying for them. Read Hudson Taylor &amp; Charles Spurgeon testimony. Most of us have no idea who is praying for us but many blessings happen in our lives because of the prayers of others</text:span></text:h>
      <text:h text:style-name="P4" text:outline-level="3"><text:span text:style-name="T16"><text:s text:c="2"/>If you knew that Jesus was praying for you would that make you happy? What would He ask of the Father on your behalf. He did pray for you and John 17 records the things that He asked.</text:span></text:h>
      <text:h text:style-name="P4" text:outline-level="3"><text:span text:style-name="T16"/></text:h>
      <text:p text:style-name="P8"><text:span text:style-name="T6">I. He asked that you </text:span><text:span text:style-name="T9">have eternal life:</text:span><text:span text:style-name="T8"> (vs 2) In John 15:16 Jesus said: “</text:span><text:span text:style-name="T12">Ye have not chosen me, but I have chosen you...” You thought that it was your prayer that gave you eternal life but it was His prayer to the Father that provided the impetus for your salvation.</text:span></text:p>
      <text:p text:style-name="P8"><text:span text:style-name="T12"/></text:p>
      <text:p text:style-name="P9"><text:span text:style-name="T13">II. He asked that you would know God:</text:span><text:span text:style-name="T14"> (vs 3) He did not ask that you know about Him or that you have a correct list of facts. He asked that you could really know Him. Far too many of us are content to know about Him without really knowing Him.</text:span></text:p>
      <text:p text:style-name="P9"><text:span text:style-name="T14"/></text:p>
      <text:p text:style-name="P9"><text:span text:style-name="T13">III. He asked that you would keep His Word:</text:span><text:span text:style-name="T14"> (vs 6-8) In the church; many of us have memorized the things that we should not do. We debate the right and wrong of this and that. Is it a sin to???? God only has one standard and that is His Word! We have books on top of books about every </text:span><text:span text:style-name="T15">conceivable</text:span><text:span text:style-name="T14"> behavior or misbehavior. All we need is one book and that is the one that contains His Word. His Word is the first word and the last word on any subject.</text:span></text:p>
      <text:p text:style-name="P9"><text:span text:style-name="T14"/></text:p>
      <text:p text:style-name="P10"><text:span text:style-name="T4">IV: He asked that you belong to God:</text:span><text:span text:style-name="T3"> (vs 9-10) With all the talk in the news about reparations for the </text:span><text:span text:style-name="T10">descendants</text:span><text:span text:style-name="T3"> of slaves it seems strange to talk about a human being being owned by another but God desires a relationship with us that is akin to being His slave however this is a voluntary surrender of our will to His that is under discussion here. He bid for you and I on the auction block and paid with His blood but the transaction is incomplete until we agree with the purchase.</text:span></text:p>
      <text:p text:style-name="P10"><text:span text:style-name="T3"/></text:p>
      <text:p text:style-name="P10"><text:span text:style-name="T4">V. He asked that you would be kept by &amp; united with God:</text:span><text:span text:style-name="T3"> (vs 11) </text:span></text:p>
      <text:p text:style-name="P10"><text:span text:style-name="T3">This verse amazes me. Jesus asks that you can have the same amazing relationship with His Father as He does. No possessiveness just pure love.</text:span></text:p>
      <text:p text:style-name="P14"><text:span text:style-name="T3">How foolish would one have to be to reject an offer like that?</text:span></text:p>
      <text:p text:style-name="P11"><text:span text:style-name="T4">I. VI. He asks that you will share in His joy:</text:span><text:span text:style-name="T3"> (vs 13) Is there anyone here who would like to have the Joy of Jesus today? You may want it but it's good to know that He also wants you to have it. We're not talking about a pleasant response to a perfect day. What Jesus wants you to have is a divine joy that is related to a relationship with the Father; even with a less than perfect day or situation.</text:span></text:p>
      <text:p text:style-name="P11"><text:span text:style-name="T3"/></text:p>
      <text:p text:style-name="P13"><text:span text:style-name="T4">VII. He asks that you be kept from evil:</text:span><text:span text:style-name="T3"> (vs 15) “I pray not that thou shouldest take them out of the world, but that thou shouldest keep them from the evil. In an evil world He wants you to be righteous and is praying for you to be protected.</text:span></text:p>
      <text:p text:style-name="P10"><text:span text:style-name="T3"/></text:p>
      <text:p text:style-name="P10"><text:span text:style-name="T4">VIII. He asks that you be sanctified:</text:span><text:span text:style-name="T3"> (vs 17 &amp; 19) What a spiritual word: “sanctified.” What does it mean? It is a simple word and simply refers to being cleansed on the inside. It is how God provided the inward impetus for outward righteousness. He scrubs us on the inside.</text:span></text:p>
      <text:p text:style-name="P10"><text:span text:style-name="T3"/></text:p>
      <text:p text:style-name="P10"><text:span text:style-name="T4">IX. He asks that you be sent into the world with Him:</text:span><text:span text:style-name="T3">(vs 18 &amp; 24) There is a job to do. He started it and has </text:span><text:span text:style-name="T10">commissioned</text:span><text:span text:style-name="T3"> you to finish it. He is not sending you out alone although it may feel like it sometimes but He is calling you out to work with Him.</text:span></text:p>
      <text:p text:style-name="P10"><text:span text:style-name="T3"/></text:p>
      <text:p text:style-name="P10"><text:span text:style-name="T4">X. He asks that you share love with Him:</text:span><text:span text:style-name="T3"> (vs 26) What a family to belong to! What a love to share! He loves you. He accepts you. His Father loves you. His Father accepts you. His prayer is that you can love and accept them just as they have you!</text:span></text:p>
      <text:p text:style-name="P10"><text:span text:style-name="T3"/></text:p>
      <text:p text:style-name="P10"><text:span text:style-name="T4">Conclude:</text:span><text:span text:style-name="T3"> There you have it. You have just been allowed to eaves drop on Jesus praying for you. I think He really loves you. </text:span></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2"><text:soft-page-break/><text:span text:style-name="T4">Hudson Taylor</text:span></text:p>
      <text:p text:style-name="P19">Amelia Taylor...redoubled her efforts to be kind, gentle, and patient toward Hudson. She spoke to him, of course, and counseled him, but also became convinced that the best thing she could do for her son was to commit him to prayer. During a short holiday that took her away from the family home, she felt compelled to increase the length and earnestness of her prayers. One day that compulsion grew to such a degree that she determined to pray for her son until she came to a sense of assurance that God would save him. She locked herself in her room and for hours pleaded that God would extend mercy to Hudson. And then, all of a sudden, she believed that God had answered her prayer. Her heart turned from pleading to praise, and she worshiped God that he had, indeed, saved Hudson.</text:p>
      <text:p text:style-name="P16"><text:s text:c="2"/>Meanwhile, Hudson had been at home. Bored and discontent, he began looking for something to do. He wandered into his father’s library and, though he pulled book after book from the shelf, found nothing of interest. Finally, he spotted a tract titled “Poor Richard.” He read the story, then came to the simple words “the finished work of Christ.” In that very moment, Hudson understood that Christ had done all that was necessary for salvation and the only right response was to accept that work by faith. Right there, he fell to his knees and committed his life to the Lord, promising to serve him forever. He soon learned that as he was on his knees praising God for his salvation, his mother was doing the very same thing, though many miles away.</text:p>
      <text:p text:style-name="P16"><text:s text:c="2"/>A few days later, he and his mother were reunited, and he immediately exclaimed, “I have some news to tell you.” Before he could say anything more she replied, “I know what it is! You have given yourself to God.” She explained that for days she had already been rejoicing in his salvation. </text:p>
      <text:p text:style-name="P17"/>
      <text:p text:style-name="P18">Hudson Taylor spent 51 years in China. The society that he began was responsible for bringing over 800 missionaries to the country who began 125 schools and directly resulted in 18,000 Christian conversions, as well as the establishment of more than 300 stations of work with more than 500 local helpers in all eighteen provinces.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Charles Spurgeon</text:p>
      <text:p text:style-name="P19">His mothers intercession made such a deep impression on her young son that many years later he would write, “How can I ever forget her tearful eye when she warned me to escape from the wrath to come?” One time she wrapped her arms around his neck and simply cried to God, “Oh, that my son might live before Thee!” The deepest desire of her heart was to see her children embrace her Savior.</text:p>
      <text:p text:style-name="P16"><text:s text:c="2"/>But still Charles did not turn to Christ. From the ages of 10 to 15, he would fret and labor over the state of his soul. He knew of his sinfulness but knew no forgiveness; he knew of his rebellion but had no confidence in his repentance. He read the works of history’s great pastors and theologians but found no relief. And then, one snowy Sunday morning, he was drawn to a tiny Primitive Methodist chapel where a simple pastor took up the text, “Look unto me, and be ye saved, all the ends of the earth.” “Young man, look to Jesus Christ!” he cried. “Look! Look! Look! You have nothin’ to do but to look and live.” The simplicity of the message was just what Charles needed, for now he understood that God was not calling him to do but to believe. And he did. He put his faith in the Lord Jesus Christ.</text:p>
      <text:p text:style-name="P16"><text:s text:c="2"/>Soon after, he wrote a letter to his mother in which he expressed his enthusiasm and his gratitude. He paid tribute to her for being his foremost teacher and for being the one who had so often begged God for the gift of salvation. “Your birthday will now be doubly memorable, for on the third of May the boy for whom you have so often prayed, the boy of hopes and fears, your first-born, will join the visible Church of the redeemed on earth, and will bind himself doubly to the Lord his God, by open profession. You, my Mother, have been the great means in God’s hand of rendering me what I hope I am. Your kind, warning Sabbath-evening addresses were too deeply settled on my heart to be forgotten. You, by God’s blessing, prepared the way for the preached Word and for that holy book, If I have any courage, if I feel prepared to follow my Savior, not only into the water, but should He call me, even into the fire, I love you as the preacher to my heart of such courage, as my praying, watching Moth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freight-text-pro" svg:font-family="freight-text-pro, Georgia, 'times new roman', Times, 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9-08-10T20:10:13.79</dc:date>
    <meta:editing-duration>P2DT12H49M29S</meta:editing-duration>
    <meta:generator>OpenOffice/4.1.3$Win32 OpenOffice.org_project/413m1$Build-9783</meta:generator>
    <meta:printed-by>Joel Tice</meta:printed-by>
    <meta:print-date>2019-08-10T20:09:42.85</meta:print-date>
    <meta:document-statistic meta:table-count="0" meta:image-count="0" meta:object-count="0" meta:page-count="2" meta:paragraph-count="27" meta:word-count="1581" meta:character-count="82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